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202" officeooo:paragraph-rsid="001fb202"/>
    </style:style>
    <style:style style:name="P2" style:family="paragraph" style:parent-style-name="Standard">
      <style:text-properties officeooo:paragraph-rsid="001fb202"/>
    </style:style>
    <style:style style:name="P3" style:family="paragraph" style:parent-style-name="Standard">
      <style:text-properties officeooo:rsid="0020ddc1" officeooo:paragraph-rsid="0020ddc1"/>
    </style:style>
    <style:style style:name="P4" style:family="paragraph" style:parent-style-name="Standard">
      <style:text-properties officeooo:rsid="0020ddc1" officeooo:paragraph-rsid="0020f3c4"/>
    </style:style>
    <style:style style:name="P5" style:family="paragraph" style:parent-style-name="Standard">
      <style:text-properties officeooo:rsid="0020f3c4" officeooo:paragraph-rsid="0020f3c4"/>
    </style:style>
    <style:style style:name="T1" style:family="text">
      <style:text-properties officeooo:rsid="001fb202"/>
    </style:style>
    <style:style style:name="T2" style:family="text">
      <style:text-properties officeooo:rsid="0020ddc1"/>
    </style:style>
    <style:style style:name="T3" style:family="text">
      <style:text-properties officeooo:rsid="0020f3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c) Judging by the diameter of the largest component we can see most giant components have diameters greater than 6 degrees. This would largely refute the idea of the six-degrees of separation. Although the mean separation is logarithmic and seems to max out at about 3 degrees. We could maybe say the mean and (depending on the standard deviation) quite a large number of people are separated by six degrees or fewer, but it would fail as a general rule for everyone.</text:p>
      <text:p text:style-name="P1"/>
      <text:p text:style-name="P2"><text:span text:style-name="T1">d) If we were to take the results from what we have seen with these Facebook networks we have analyzed then we might conclude to say that there does not seem to be much of a relationship between the diameter of the largest component and the size of the network. In fact the networks with the largest diameter are of moderately small size (&lt; 20,000). But, we have to consider that these networks are taken from a collection of universities, and by nature they are already fairly connected. We would need to be comfortable with the assumption that the components that make up the global Facebook network can be thought of in the same way because more accounts globally does not necessarily mean the diameter of the largest component. </text:span><text:span text:style-name="T2">In fact, with an increase in the adoption of Facebook, we might find that people actually discover mutual friends that they did not know existed. These mutual friends are bridges that actually decrease the diameter of the network. If I were to guess, I might think this is actually the superior effect.</text:span></text:p>
      <text:p text:style-name="P2"/>
      <text:p text:style-name="P3">7. a) The analytic expectation of the component size would be 50,000 for a G(n,p) graph of 100,000 nodes. Here we can see that the distribution is centered around such a mean with no values that are more than 1000 nodes away which represents a 2% deviation.</text:p>
      <text:p text:style-name="P3"/>
      <text:p text:style-name="P4">b) As n goes increases for a G(n,p) graph so to does the number of edges. </text:p>
      <text:p text:style-name="P4"/>
      <text:p text:style-name="P4"><text:span text:style-name="T3">c) </text:span>The dashed red line indicates the expected number of edges given by n(n-1)p/2. We can see that this matches almost perfectly. This indicates to us that the G(n,p) and G(n,m) model are essentially the same model. This is why are results in part a agree.</text:p>
      <text:p text:style-name="P4"/>
      <text:p text:style-name="P5">8 b) We can see the fractional size of the largest component takes a cliff dive in the neighbourhood of 0.7 – 0.8. This is the transitional point for the giant component disappearin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7T11:40:08.830510105</meta:creation-date>
    <dc:date>2022-01-27T12:03:09.981244318</dc:date>
    <meta:editing-duration>PT2M20S</meta:editing-duration>
    <meta:editing-cycles>1</meta:editing-cycles>
    <meta:document-statistic meta:table-count="0" meta:image-count="0" meta:object-count="0" meta:page-count="1" meta:paragraph-count="6" meta:word-count="405" meta:character-count="2273" meta:non-whitespace-character-count="1871"/>
    <meta:generator>LibreOffice/6.4.7.2$Linux_X86_64 LibreOffice_project/40$Build-2</meta:generator>
  </office:meta>
</office:document-meta>
</file>